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4047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0.4681in"/>
    </style:style>
    <style:style style:name="co9" style:family="table-column">
      <style:table-column-properties fo:break-before="auto" style:column-width="4.91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gFablesRecipe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ISTAKE</text:p>
          </table:table-cell>
          <table:table-cell office:value-type="string">
            <text:p>(</text:p>
          </table:table-cell>
          <table:table-cell office:value-type="string">
            <text:p>APHID_EGG</text:p>
          </table:table-cell>
          <table:table-cell table:formula="of:=IF([.E1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 tp and poisons the user.</text:p>
          </table:table-cell>
        </table:table-row>
        <table:table-row table:style-name="ro1">
          <table:table-cell office:value-type="string">
            <text:p>LEAF_SALAD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2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</text:p>
          </table:table-cell>
        </table:table-row>
        <table:table-row table:style-name="ro1">
          <table:table-cell office:value-type="string">
            <text:p>GLAZED_HONEY</text:p>
          </table:table-cell>
          <table:table-cell office:value-type="string">
            <text:p>(</text:p>
          </table:table-cell>
          <table:table-cell office:value-type="string">
            <text:p>HONEY_DROP</text:p>
          </table:table-cell>
          <table:table-cell table:formula="of:=IF([.E3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tp.</text:p>
          </table:table-cell>
        </table:table-row>
        <table:table-row table:style-name="ro1">
          <table:table-cell office:value-type="string">
            <text:p>ABOMIHONEY</text:p>
          </table:table-cell>
          <table:table-cell office:value-type="string">
            <text:p>(</text:p>
          </table:table-cell>
          <table:table-cell office:value-type="string">
            <text:p>HONEY_DROP</text:p>
          </table:table-cell>
          <table:table-cell table:formula="of:=IF([.E4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tp and reduces the user's hp to 1.</text:p>
          </table:table-cell>
        </table:table-row>
        <table:table-row table:style-name="ro1">
          <table:table-cell office:value-type="string">
            <text:p>COOKED_SHROOM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5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 cures poison.</text:p>
          </table:table-cell>
        </table:table-row>
        <table:table-row table:style-name="ro1">
          <table:table-cell office:value-type="string">
            <text:p>COOKED_DANGER</text:p>
          </table:table-cell>
          <table:table-cell office:value-type="string">
            <text:p>(</text:p>
          </table:table-cell>
          <table:table-cell office:value-type="string">
            <text:p>DANGER_SHROOM</text:p>
          </table:table-cell>
          <table:table-cell table:formula="of:=IF([.E6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poisons the user.</text:p>
          </table:table-cell>
        </table:table-row>
        <table:table-row table:style-name="ro1">
          <table:table-cell office:value-type="string">
            <text:p>SWEET_SHROOM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4 tp.</text:p>
          </table:table-cell>
        </table:table-row>
        <table:table-row table:style-name="ro1">
          <table:table-cell office:value-type="string">
            <text:p>SWEET_DANGER</text:p>
          </table:table-cell>
          <table:table-cell office:value-type="string">
            <text:p>(</text:p>
          </table:table-cell>
          <table:table-cell office:value-type="string">
            <text:p>DANGER_SHROOM</text:p>
          </table:table-cell>
          <table:table-cell table:formula="of:=IF([.E8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tp and poisons the user.</text:p>
          </table:table-cell>
        </table:table-row>
        <table:table-row table:style-name="ro1">
          <table:table-cell office:value-type="string">
            <text:p>FRIED_EGG</text:p>
          </table:table-cell>
          <table:table-cell office:value-type="string">
            <text:p>(</text:p>
          </table:table-cell>
          <table:table-cell office:value-type="string">
            <text:p>APHID_EGG</text:p>
          </table:table-cell>
          <table:table-cell table:formula="of:=IF([.E9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.</text:p>
          </table:table-cell>
        </table:table-row>
        <table:table-row table:style-name="ro1">
          <table:table-cell office:value-type="string">
            <text:p>LEAF_OMELET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0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hp.</text:p>
          </table:table-cell>
        </table:table-row>
        <table:table-row table:style-name="ro1">
          <table:table-cell office:value-type="string">
            <text:p>HONEY_LEAF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1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5 tp.</text:p>
          </table:table-cell>
        </table:table-row>
        <table:table-row table:style-name="ro1">
          <table:table-cell office:value-type="string">
            <text:p>ROASTED_BERRIES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12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to the entire party.</text:p>
          </table:table-cell>
        </table:table-row>
        <table:table-row table:style-name="ro1">
          <table:table-cell office:value-type="string">
            <text:p>SUCCULENT_PLATTER</text:p>
          </table:table-cell>
          <table:table-cell office:value-type="string">
            <text:p>(</text:p>
          </table:table-cell>
          <table:table-cell office:value-type="string">
            <text:p>SUCCULENT_BERRY</text:p>
          </table:table-cell>
          <table:table-cell table:formula="of:=IF([.E13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to the party for 2 turns.</text:p>
          </table:table-cell>
        </table:table-row>
        <table:table-row table:style-name="ro1">
          <table:table-cell office:value-type="string">
            <text:p>SUCCULENT_COOKIES</text:p>
          </table:table-cell>
          <table:table-cell office:value-type="string">
            <text:p>(</text:p>
          </table:table-cell>
          <table:table-cell office:value-type="string">
            <text:p>SUCCULENT_BERRY</text:p>
          </table:table-cell>
          <table:table-cell table:formula="of:=IF([.E1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recovers 2 tp for 3 turns.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15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cures any status effect.</text:p>
          </table:table-cell>
        </table:table-row>
        <table:table-row table:style-name="ro1">
          <table:table-cell office:value-type="string">
            <text:p>MUSHROOM_SKEWER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16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 and 3 tp.</text:p>
          </table:table-cell>
        </table:table-row>
        <table:table-row table:style-name="ro1">
          <table:table-cell office:value-type="string">
            <text:p>HEARTY_BREAKFAST</text:p>
          </table:table-cell>
          <table:table-cell office:value-type="string">
            <text:p>(</text:p>
          </table:table-cell>
          <table:table-cell office:value-type="string">
            <text:p>MUSHROOM</text:p>
          </table:table-cell>
          <table:table-cell table:formula="of:=IF([.E17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, 3 tp, and cures poison.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string">
            <text:p>(</text:p>
          </table:table-cell>
          <table:table-cell office:value-type="string">
            <text:p>CRUNCHY_LEAF</text:p>
          </table:table-cell>
          <table:table-cell table:formula="of:=IF([.E18] = &quot;&quot;; &quot;&quot;; &quot;, &quot;)" office:value-type="string" office:string-value=", ">
            <text:p>, </text:p>
          </table:table-cell>
          <table:table-cell office:value-type="string">
            <text:p>MU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 and cures poison.</text:p>
          </table:table-cell>
        </table:table-row>
        <table:table-row table:style-name="ro1">
          <table:table-cell office:value-type="string">
            <text:p>SWEET_DEW</text:p>
          </table:table-cell>
          <table:table-cell office:value-type="string">
            <text:p>(</text:p>
          </table:table-cell>
          <table:table-cell office:value-type="string">
            <text:p>APHID_DEW</text:p>
          </table:table-cell>
          <table:table-cell table:formula="of:=IF([.E19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tp and cures sleep.</text:p>
          </table:table-cell>
        </table:table-row>
        <table:table-row table:style-name="ro1">
          <table:table-cell office:value-type="string">
            <text:p>BAKED_YAM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0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hp.</text:p>
          </table:table-cell>
        </table:table-row>
        <table:table-row table:style-name="ro1">
          <table:table-cell office:value-type="string">
            <text:p>SPICY_FRIES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1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boosts ally attack for 2 turns.</text:p>
          </table:table-cell>
        </table:table-row>
        <table:table-row table:style-name="ro1">
          <table:table-cell office:value-type="string">
            <text:p>BURLY_CHIPS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2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boosts defense for 2 turns.</text:p>
          </table:table-cell>
        </table:table-row>
        <table:table-row table:style-name="ro1">
          <table:table-cell office:value-type="string">
            <text:p>DANGER_DISH</text:p>
          </table:table-cell>
          <table:table-cell office:value-type="string">
            <text:p>(</text:p>
          </table:table-cell>
          <table:table-cell office:value-type="string">
            <text:p>DANGER_SPUD</text:p>
          </table:table-cell>
          <table:table-cell table:formula="of:=IF([.E23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 and 2 tp but poisons the user for a long time.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4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4 tp but may freeze the user.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5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 but may freeze the user.</text:p>
          </table:table-cell>
        </table:table-row>
        <table:table-row table:style-name="ro1">
          <table:table-cell office:value-type="string">
            <text:p>ICE_CREAM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6] = &quot;&quot;; &quot;&quot;; &quot;, &quot;)" office:value-type="string" office:string-value=", ">
            <text:p>, </text:p>
          </table:table-cell>
          <table:table-cell office:value-type="string">
            <text:p>APHID_DEW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0tp but may freeze the user.</text:p>
          </table:table-cell>
        </table:table-row>
        <table:table-row table:style-name="ro1">
          <table:table-cell office:value-type="string">
            <text:p>HONEY_ICE_CREAM</text:p>
          </table:table-cell>
          <table:table-cell office:value-type="string">
            <text:p>(</text:p>
          </table:table-cell>
          <table:table-cell office:value-type="string">
            <text:p>MAGIC_ICE</text:p>
          </table:table-cell>
          <table:table-cell table:formula="of:=IF([.E2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10tp but may freeze the user.</text:p>
          </table:table-cell>
        </table:table-row>
        <table:table-row table:style-name="ro1">
          <table:table-cell office:value-type="string">
            <text:p>DRY_BREAD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28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3 tp.</text:p>
          </table:table-cell>
        </table:table-row>
        <table:table-row table:style-name="ro1">
          <table:table-cell office:value-type="string">
            <text:p>NUTTY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29] = &quot;&quot;; &quot;&quot;; &quot;, &quot;)" office:value-type="string" office:string-value=", ">
            <text:p>, </text:p>
          </table:table-cell>
          <table:table-cell office:value-type="string">
            <text:p>HARD_SEE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and 6 tp.</text:p>
          </table:table-cell>
        </table:table-row>
        <table:table-row table:style-name="ro1">
          <table:table-cell office:value-type="string">
            <text:p>POISON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0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1tp but poisons the user for 4 turns.</text:p>
          </table:table-cell>
        </table:table-row>
        <table:table-row table:style-name="ro1">
          <table:table-cell office:value-type="string">
            <text:p>FROST_PI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1] = &quot;&quot;; &quot;&quot;; &quot;, &quot;)" office:value-type="string" office:string-value=", ">
            <text:p>, </text:p>
          </table:table-cell>
          <table:table-cell office:value-type="string">
            <text:p>MAGIC_ICE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6 hp and 10tp but may freeze the user.</text:p>
          </table:table-cell>
        </table:table-row>
        <table:table-row table:style-name="ro1">
          <table:table-cell office:value-type="string">
            <text:p>YAM_BREAD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2] = &quot;&quot;; &quot;&quot;; &quot;, &quot;)" office:value-type="string" office:string-value=", ">
            <text:p>, </text:p>
          </table:table-cell>
          <table:table-cell office:value-type="string">
            <text:p>DANGER_SPU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hp.</text:p>
          </table:table-cell>
        </table:table-row>
        <table:table-row table:style-name="ro1">
          <table:table-cell office:value-type="string">
            <text:p>SHOCK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3] = &quot;&quot;; &quot;&quot;; &quot;, &quot;)" office:value-type="string" office:string-value=", ">
            <text:p>, </text:p>
          </table:table-cell>
          <table:table-cell office:value-type="string">
            <text:p>AGARIC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9 hp but paralyzes the user.</text:p>
          </table:table-cell>
        </table:table-row>
        <table:table-row table:style-name="ro1">
          <table:table-cell office:value-type="string">
            <text:p>MUSHROOM_GUMMIES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4] = &quot;&quot;; &quot;&quot;; &quot;, &quot;)" office:value-type="string" office:string-value=", ">
            <text:p>, </text:p>
          </table:table-cell>
          <table:table-cell office:value-type="string">
            <text:p>MU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3 hp to the whole party and cures poison.</text:p>
          </table:table-cell>
        </table:table-row>
        <table:table-row table:style-name="ro1">
          <table:table-cell office:value-type="string">
            <text:p>SWEET_PUDDING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5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6 hp and 6 tp.</text:p>
          </table:table-cell>
        </table:table-row>
        <table:table-row table:style-name="ro1">
          <table:table-cell office:value-type="string">
            <text:p>LEAF_CROISSANT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6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hp and 4 tp. cures poison.</text:p>
          </table:table-cell>
        </table:table-row>
        <table:table-row table:style-name="ro1">
          <table:table-cell office:value-type="string">
            <text:p>HONEY_PANCAKES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7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 hp and 6 tp to the whole party.</text:p>
          </table:table-cell>
        </table:table-row>
        <table:table-row table:style-name="ro1">
          <table:table-cell office:value-type="string">
            <text:p>DROWSY_CAKE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8] = &quot;&quot;; &quot;&quot;; &quot;, &quot;)" office:value-type="string" office:string-value=", ">
            <text:p>, </text:p>
          </table:table-cell>
          <table:table-cell office:value-type="string">
            <text:p>NUMBNAIL_DAR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7 hp and 7 tp but puts the user to sleep.</text:p>
          </table:table-cell>
        </table:table-row>
        <table:table-row table:style-name="ro1">
          <table:table-cell office:value-type="string">
            <text:p>HUSTLE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39] = &quot;&quot;; &quot;&quot;; &quot;, &quot;)" office:value-type="string" office:string-value=", ">
            <text:p>, </text:p>
          </table:table-cell>
          <table:table-cell office:value-type="string">
            <text:p>HUSTLE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tp and grants an extra turn.</text:p>
          </table:table-cell>
        </table:table-row>
        <table:table-row table:style-name="ro1">
          <table:table-cell office:value-type="string">
            <text:p>SPICY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40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boosts attack for 2 turns.</text:p>
          </table:table-cell>
        </table:table-row>
        <table:table-row table:style-name="ro1">
          <table:table-cell office:value-type="string">
            <text:p>BURLY_CANDY</text:p>
          </table:table-cell>
          <table:table-cell office:value-type="string">
            <text:p>(</text:p>
          </table:table-cell>
          <table:table-cell office:value-type="string">
            <text:p>BAG_OF_FLOUR</text:p>
          </table:table-cell>
          <table:table-cell table:formula="of:=IF([.E41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and boosts defense for 2 turns.</text:p>
          </table:table-cell>
        </table:table-row>
        <table:table-row table:style-name="ro1">
          <table:table-cell office:value-type="string">
            <text:p>BERRY_JAM</text:p>
          </table:table-cell>
          <table:table-cell office:value-type="string">
            <text:p>(</text:p>
          </table:table-cell>
          <table:table-cell office:value-type="string">
            <text:p>SPICY_BERRY</text:p>
          </table:table-cell>
          <table:table-cell table:formula="of:=IF([.E42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aises an ally's attack and defense by 1 for 2 turns.</text:p>
          </table:table-cell>
        </table:table-row>
        <table:table-row table:style-name="ro1">
          <table:table-cell office:value-type="string">
            <text:p>HOT_DRINK</text:p>
          </table:table-cell>
          <table:table-cell office:value-type="string">
            <text:p>(</text:p>
          </table:table-cell>
          <table:table-cell office:value-type="string">
            <text:p>CLEAR_WATER</text:p>
          </table:table-cell>
          <table:table-cell table:formula="of:=IF([.E43] = &quot;&quot;; &quot;&quot;; &quot;, &quot;)" office:value-type="string" office:string-value=", ">
            <text:p>, </text:p>
          </table:table-cell>
          <table:table-cell office:value-type="string">
            <text:p>HUSTLE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hp, cures status effects, and grants an extra turn.</text:p>
          </table:table-cell>
        </table:table-row>
        <table:table-row table:style-name="ro1">
          <table:table-cell office:value-type="string">
            <text:p>PLAIN_TEA</text:p>
          </table:table-cell>
          <table:table-cell office:value-type="string">
            <text:p>(</text:p>
          </table:table-cell>
          <table:table-cell office:value-type="string">
            <text:p>CLEAR_WATER</text:p>
          </table:table-cell>
          <table:table-cell table:formula="of:=IF([.E44] = &quot;&quot;; &quot;&quot;; &quot;, &quot;)" office:value-type="string" office:string-value=", ">
            <text:p>, </text:p>
          </table:table-cell>
          <table:table-cell office:value-type="string">
            <text:p>CRUNCHY_LEAF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and cures any status effect.</text:p>
          </table:table-cell>
        </table:table-row>
        <table:table-row table:style-name="ro1">
          <table:table-cell office:value-type="string">
            <text:p>SPICY_TEA</text:p>
          </table:table-cell>
          <table:table-cell office:value-type="string">
            <text:p>(</text:p>
          </table:table-cell>
          <table:table-cell office:value-type="string">
            <text:p>PLAIN_TEA</text:p>
          </table:table-cell>
          <table:table-cell table:formula="of:=IF([.E45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ures all status effects and raises attack by 1 for 2 turns.</text:p>
          </table:table-cell>
        </table:table-row>
        <table:table-row table:style-name="ro1">
          <table:table-cell office:value-type="string">
            <text:p>BURLY_TEA</text:p>
          </table:table-cell>
          <table:table-cell office:value-type="string">
            <text:p>(</text:p>
          </table:table-cell>
          <table:table-cell office:value-type="string">
            <text:p>PLAIN_TEA</text:p>
          </table:table-cell>
          <table:table-cell table:formula="of:=IF([.E46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ures all status effects and raises defense by 1 for 2 turns.</text:p>
          </table:table-cell>
        </table:table-row>
        <table:table-row table:style-name="ro1">
          <table:table-cell office:value-type="string">
            <text:p>APHID_SHAKE</text:p>
          </table:table-cell>
          <table:table-cell office:value-type="string">
            <text:p>(</text:p>
          </table:table-cell>
          <table:table-cell office:value-type="string">
            <text:p>APHID_DEW</text:p>
          </table:table-cell>
          <table:table-cell table:formula="of:=IF([.E47] = &quot;&quot;; &quot;&quot;; &quot;, &quot;)" office:value-type="string" office:string-value=", ">
            <text:p>, </text:p>
          </table:table-cell>
          <table:table-cell office:value-type="string">
            <text:p>APHID_EGG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aises an ally's attack and defense by 1 for 1 turn.</text:p>
          </table:table-cell>
        </table:table-row>
        <table:table-row table:style-name="ro1">
          <table:table-cell office:value-type="string">
            <text:p>SQUASH_PUREE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48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2 tp and also restores 2 tp for 2 turns.</text:p>
          </table:table-cell>
        </table:table-row>
        <table:table-row table:style-name="ro1">
          <table:table-cell office:value-type="string">
            <text:p>SQUASH_CANDY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49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5 tp then 2 tp for 3 turns.</text:p>
          </table:table-cell>
        </table:table-row>
        <table:table-row table:style-name="ro1">
          <table:table-cell office:value-type="string">
            <text:p>SQUASH_TART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50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increases attack by 1 and gives tp regen for 3 turns.</text:p>
          </table:table-cell>
        </table:table-row>
        <table:table-row table:style-name="ro1">
          <table:table-cell office:value-type="string">
            <text:p>PLUMPLING_PIE</text:p>
          </table:table-cell>
          <table:table-cell office:value-type="string">
            <text:p>(</text:p>
          </table:table-cell>
          <table:table-cell office:value-type="string">
            <text:p>SQUASH</text:p>
          </table:table-cell>
          <table:table-cell table:formula="of:=IF([.E51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increases defense by 1 and gives tp regen for 3 turns.</text:p>
          </table:table-cell>
        </table:table-row>
        <table:table-row table:style-name="ro1">
          <table:table-cell office:value-type="string">
            <text:p>TANGY_JAM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2] = &quot;&quot;; &quot;&quot;; &quot;, &quot;)" office:value-type="string" office:string-value=", ">
            <text:p>, </text:p>
          </table:table-cell>
          <table:table-cell office:value-type="string">
            <text:p>HONEY_DROP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tp and cures paralysis.</text:p>
          </table:table-cell>
        </table:table-row>
        <table:table-row table:style-name="ro1">
          <table:table-cell office:value-type="string">
            <text:p>TANGY_JUICE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3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8 tp and cures status effects.</text:p>
          </table:table-cell>
        </table:table-row>
        <table:table-row table:style-name="ro1">
          <table:table-cell office:value-type="string">
            <text:p>TANGY_PIE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5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4 hp to an ally and recovers 2 tp for 5 turns.</text:p>
          </table:table-cell>
        </table:table-row>
        <table:table-row table:style-name="ro1">
          <table:table-cell office:value-type="string">
            <text:p>SPICY_BOMB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55] = &quot;&quot;; &quot;&quot;; &quot;, &quot;)" office:value-type="string" office:string-value=", ">
            <text:p>, </text:p>
          </table:table-cell>
          <table:table-cell office:value-type="string">
            <text:p>SPIC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deals 5 damage to the target and 3 damage to adjacent enemies.</text:p>
          </table:table-cell>
        </table:table-row>
        <table:table-row table:style-name="ro1">
          <table:table-cell office:value-type="string">
            <text:p>BURLY_BOMB</text:p>
          </table:table-cell>
          <table:table-cell office:value-type="string">
            <text:p>(</text:p>
          </table:table-cell>
          <table:table-cell office:value-type="string">
            <text:p>HARD_SEED</text:p>
          </table:table-cell>
          <table:table-cell table:formula="of:=IF([.E56] = &quot;&quot;; &quot;&quot;; &quot;, &quot;)" office:value-type="string" office:string-value=", ">
            <text:p>, </text:p>
          </table:table-cell>
          <table:table-cell office:value-type="string">
            <text:p>BURL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lower their defense.</text:p>
          </table:table-cell>
        </table:table-row>
        <table:table-row table:style-name="ro1">
          <table:table-cell office:value-type="string">
            <text:p>POISON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7] = &quot;&quot;; &quot;&quot;; &quot;, &quot;)" office:value-type="string" office:string-value=", ">
            <text:p>, </text:p>
          </table:table-cell>
          <table:table-cell office:value-type="string">
            <text:p>DANGER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poison them.</text:p>
          </table:table-cell>
        </table:table-row>
        <table:table-row table:style-name="ro1">
          <table:table-cell office:value-type="string">
            <text:p>SLEEP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8] = &quot;&quot;; &quot;&quot;; &quot;, &quot;)" office:value-type="string" office:string-value=", ">
            <text:p>, </text:p>
          </table:table-cell>
          <table:table-cell office:value-type="string">
            <text:p>NUMBNAIL_DAR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make them sleepy.</text:p>
          </table:table-cell>
        </table:table-row>
        <table:table-row table:style-name="ro1">
          <table:table-cell office:value-type="string">
            <text:p>NUMB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59] = &quot;&quot;; &quot;&quot;; &quot;, &quot;)" office:value-type="string" office:string-value=", ">
            <text:p>, </text:p>
          </table:table-cell>
          <table:table-cell office:value-type="string">
            <text:p>AGARIC_SHROOM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paralyze them.</text:p>
          </table:table-cell>
        </table:table-row>
        <table:table-row table:style-name="ro1">
          <table:table-cell office:value-type="string">
            <text:p>FROST_BOMB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60] = &quot;&quot;; &quot;&quot;; &quot;, &quot;)" office:value-type="string" office:string-value=", ">
            <text:p>, </text:p>
          </table:table-cell>
          <table:table-cell office:value-type="string">
            <text:p>MAGIC_ICE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toss it at enemies to freeze them.</text:p>
          </table:table-cell>
        </table:table-row>
        <table:table-row table:style-name="ro1">
          <table:table-cell office:value-type="string">
            <text:p>CLEAR_BOMB</text:p>
          </table:table-cell>
          <table:table-cell office:value-type="string">
            <text:p>(</text:p>
          </table:table-cell>
          <table:table-cell office:value-type="string">
            <text:p>SLEEP_BOMB</text:p>
          </table:table-cell>
          <table:table-cell table:formula="of:=IF([.E61] = &quot;&quot;; &quot;&quot;; &quot;, &quot;)" office:value-type="string" office:string-value=", ">
            <text:p>, </text:p>
          </table:table-cell>
          <table:table-cell office:value-type="string">
            <text:p>CLEAR_WATE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lears all status effects from everyone in battle.</text:p>
          </table:table-cell>
        </table:table-row>
        <table:table-row table:style-name="ro1">
          <table:table-cell office:value-type="string">
            <text:p>ABOMBINATION</text:p>
          </table:table-cell>
          <table:table-cell office:value-type="string">
            <text:p>(</text:p>
          </table:table-cell>
          <table:table-cell office:value-type="string">
            <text:p>SLEEP_BOMB</text:p>
          </table:table-cell>
          <table:table-cell table:formula="of:=IF([.E62] = &quot;&quot;; &quot;&quot;; &quot;, &quot;)" office:value-type="string" office:string-value=", ">
            <text:p>, </text:p>
          </table:table-cell>
          <table:table-cell office:value-type="string">
            <text:p>ABOMIHONE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deals 10damage to everyone (can ko party members) and recovers 10tp.</text:p>
          </table:table-cell>
        </table:table-row>
        <table:table-row table:style-name="ro1">
          <table:table-cell office:value-type="string">
            <text:p>CHERRY_BOMBS</text:p>
          </table:table-cell>
          <table:table-cell office:value-type="string">
            <text:p>(</text:p>
          </table:table-cell>
          <table:table-cell office:value-type="string">
            <text:p>SPICY_BOMB</text:p>
          </table:table-cell>
          <table:table-cell table:formula="of:=IF([.E63] = &quot;&quot;; &quot;&quot;; &quot;, &quot;)" office:value-type="string" office:string-value=", ">
            <text:p>, </text:p>
          </table:table-cell>
          <table:table-cell office:value-type="string">
            <text:p>DARK_CHERRIES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cause huge damage to enemies plus a random status effect.</text:p>
          </table:table-cell>
        </table:table-row>
        <table:table-row table:style-name="ro1">
          <table:table-cell office:value-type="string">
            <text:p>CHERRY_PI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4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8 hp to the party and 5 tp.</text:p>
          </table:table-cell>
        </table:table-row>
        <table:table-row table:style-name="ro1">
          <table:table-cell office:value-type="string">
            <text:p>BERRY_SMOOTHI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5] = &quot;&quot;; &quot;&quot;; &quot;, &quot;)" office:value-type="string" office:string-value=", ">
            <text:p>, </text:p>
          </table:table-cell>
          <table:table-cell office:value-type="string">
            <text:p>TANGY_BERRY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fully restores all tp.</text:p>
          </table:table-cell>
        </table:table-row>
        <table:table-row table:style-name="ro1">
          <table:table-cell office:value-type="string">
            <text:p>MIRACLE_SHAKE</text:p>
          </table:table-cell>
          <table:table-cell office:value-type="string">
            <text:p>(</text:p>
          </table:table-cell>
          <table:table-cell office:value-type="string">
            <text:p>DARK_CHERRIES</text:p>
          </table:table-cell>
          <table:table-cell table:formula="of:=IF([.E66] = &quot;&quot;; &quot;&quot;; &quot;, &quot;)" office:value-type="string" office:string-value=", ">
            <text:p>, </text:p>
          </table:table-cell>
          <table:table-cell office:value-type="string">
            <text:p>MAGIC_SEED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vives all fallen allies and restores 6 hp to the entire party.</text:p>
          </table:table-cell>
        </table:table-row>
        <table:table-row table:style-name="ro1">
          <table:table-cell office:value-type="string">
            <text:p>TANGY_CARPACCIO</text:p>
          </table:table-cell>
          <table:table-cell office:value-type="string">
            <text:p>(</text:p>
          </table:table-cell>
          <table:table-cell office:value-type="string">
            <text:p>TANGY_BERRY</text:p>
          </table:table-cell>
          <table:table-cell table:formula="of:=IF([.E67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KUT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stores 12hp to the party.</text:p>
          </table:table-cell>
        </table:table-row>
        <table:table-row table:style-name="ro1">
          <table:table-cell office:value-type="string">
            <text:p>CRISBEE_DONUT</text:p>
          </table:table-cell>
          <table:table-cell office:value-type="string">
            <text:p>(</text:p>
          </table:table-cell>
          <table:table-cell office:value-type="string">
            <text:p>GLAZED_HONEY</text:p>
          </table:table-cell>
          <table:table-cell table:formula="of:=IF([.E68] = &quot;&quot;; &quot;&quot;; &quot;, &quot;)" office:value-type="string" office:string-value=", ">
            <text:p>, </text:p>
          </table:table-cell>
          <table:table-cell office:value-type="string">
            <text:p>BAG_OF_FLOUR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CRISBEE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2tp.</text:p>
          </table:table-cell>
        </table:table-row>
        <table:table-row table:style-name="ro1">
          <table:table-cell office:value-type="string">
            <text:p>QUEENS_DINNER</text:p>
          </table:table-cell>
          <table:table-cell office:value-type="string">
            <text:p>(</text:p>
          </table:table-cell>
          <table:table-cell office:value-type="string">
            <text:p>TANGY_CARPACCIO</text:p>
          </table:table-cell>
          <table:table-cell table:formula="of:=IF([.E69] = &quot;&quot;; &quot;&quot;; &quot;, &quot;)" office:value-type="string" office:string-value=", ">
            <text:p>, </text:p>
          </table:table-cell>
          <table:table-cell office:value-type="string">
            <text:p>CRISBEE_DONUT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FRY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recovers 15hp to everyone, 15tp, and heals all status effects.</text:p>
          </table:table-cell>
        </table:table-row>
        <table:table-row table:style-name="ro1">
          <table:table-cell office:value-type="string">
            <text:p>BIG_MISTAKE</text:p>
          </table:table-cell>
          <table:table-cell office:value-type="string">
            <text:p>(</text:p>
          </table:table-cell>
          <table:table-cell office:value-type="string">
            <text:p>MISTAKE</text:p>
          </table:table-cell>
          <table:table-cell table:formula="of:=IF([.E70] = &quot;&quot;; &quot;&quot;; &quot;, &quot;)" office:value-type="string" office:string-value=", ">
            <text:p>, </text:p>
          </table:table-cell>
          <table:table-cell office:value-type="string">
            <text:p>null</text:p>
          </table:table-cell>
          <table:table-cell office:value-type="string">
            <text:p>, </text:p>
          </table:table-cell>
          <table:table-cell office:value-type="string">
            <text:p>BugFablesCook.</text:p>
          </table:table-cell>
          <table:table-cell office:value-type="string">
            <text:p>ALL</text:p>
          </table:table-cell>
          <table:table-cell office:value-type="string">
            <text:p>),</text:p>
          </table:table-cell>
          <table:table-cell office:value-type="string">
            <text:p>// </text:p>
          </table:table-cell>
          <table:table-cell office:value-type="string">
            <text:p>poisons the user for a long time and lowers their hp to 1.</text:p>
          </table:table-cell>
        </table:table-row>
      </table:table>
      <table:database-ranges>
        <table:database-range table:name="__Anonymous_Sheet_DB__1" table:target-range-address="BugFablesRecipeList.A1:BugFablesRecipeList.K70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00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08/16/2020</text:date>, <text:time>23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00:39.34</meta:creation-date>
    <meta:editing-duration>PT2M6S</meta:editing-duration>
    <meta:editing-cycles>2</meta:editing-cycles>
    <meta:generator>OpenOffice/4.1.7$Win32 OpenOffice.org_project/417m1$Build-9800</meta:generator>
    <meta:initial-creator>David Alayachew</meta:initial-creator>
    <dc:date>2020-08-16T23:04:03.65</dc:date>
    <dc:creator>David Alayachew</dc:creator>
    <meta:document-statistic meta:table-count="1" meta:cell-count="770" meta:object-count="0"/>
  </office:meta>
</office:document-meta>
</file>